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553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09cm" svg:height="3.29cm" svg:x="1.463cm" svg:y="1.4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09cm" svg:height="2.979cm" svg:x="1.533cm" svg:y="1.533cm">
          <draw:text-box>
            <text:p><text:span text:style-name="T1">d_start</text:span></text:p>
            <text:p><text:span text:style-name="T1">d_final</text:span></text:p>
            <text:p><text:span text:style-name="T1">d_action = {...}</text:span></text:p>
            <text:p><text:span text:style-name="T1">d_bol</text:span></text:p>
          </draw:text-box>
        </draw:frame>
        <draw:custom-shape draw:style-name="gr1" draw:text-style-name="P1" draw:layer="layout" svg:width="3.507cm" svg:height="6.677cm" svg:x="9.386cm" svg:y="1.4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07cm" svg:height="1.029cm" svg:x="9.386cm" svg:y="2.289cm">
          <text:p text:style-name="P1"><text:span text:style-name="T2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07cm" svg:height="1.029cm" svg:x="9.387cm" svg:y="4.682cm">
          <text:p text:style-name="P1"><text:span text:style-name="T2">Stat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111cm" svg:height="1.026cm" svg:x="9.302cm" svg:y="8.021cm">
          <draw:text-box>
            <text:p><text:span text:style-name="T2">States</text:span></text:p>
          </draw:text-box>
        </draw:frame>
        <draw:line draw:style-name="gr4" draw:text-style-name="P1" draw:layer="layout" svg:x1="3.58cm" svg:y1="2.045cm" svg:x2="9.365cm" svg:y2="2.415cm">
          <text:p/>
        </draw:line>
        <draw:polyline draw:style-name="gr4" draw:text-style-name="P1" draw:layer="layout" svg:width="5.783cm" svg:height="2.475cm" svg:x="3.602cm" svg:y="2.69cm" svg:viewBox="0 0 5784 2476" draw:points="0,0 1957,133 5784,2476">
          <text:p/>
        </draw:poly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33M7S</meta:editing-duration>
    <meta:editing-cycles>9</meta:editing-cycles>
    <dc:date>2014-03-15T16:21:11.001052335</dc:date>
    <meta:generator>LibreOffice/4.1.5.3$Linux_x86 LibreOffice_project/410m0$Build-3</meta:generator>
    <meta:document-statistic meta:object-count="32"/>
  </office:meta>
</office:document-meta>
</file>